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homano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emi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g1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g1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g1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g1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g1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g1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1">
          <table:table-cell office:value-type="string" calcext:value-type="string">
            <text:p>homo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na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rems1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o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1">
          <table:table-cell office:value-type="string" calcext:value-type="string">
            <text:p>hemi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1">
          <table:table-cell office:value-type="string" calcext:value-type="string">
            <text:p>homo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2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3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4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num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num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emi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emi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emi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emi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emi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breyce</text:p>
          </table:table-cell>
        </table:table-row>
        <table:table-row table:style-name="ro1">
          <table:table-cell office:value-type="string" calcext:value-type="string">
            <text:p>hemi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breyce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breyce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anies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anies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1">
          <table:table-cell office:value-type="string" calcext:value-type="string">
            <text:p>homo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1">
          <table:table-cell office:value-type="string" calcext:value-type="string">
            <text:p>homo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2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3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4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5</text:p>
          </table:table-cell>
        </table:table-row>
        <table:table-row table:style-name="ro1">
          <table:table-cell office:value-type="string" calcext:value-type="string">
            <text:p>homo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premna</text:p>
          </table:table-cell>
        </table:table-row>
        <table:table-row table:style-name="ro1">
          <table:table-cell office:value-type="string" calcext:value-type="string">
            <text:p>hemi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premna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breyce</text:p>
          </table:table-cell>
        </table:table-row>
        <table:table-row table:style-name="ro1">
          <table:table-cell office:value-type="string" calcext:value-type="string">
            <text:p>hemi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premna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office:value-type="string" calcext:value-type="string">
            <text:p>homo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ead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omo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emi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emi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emi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omo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emi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emi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1">
          <table:table-cell office:value-type="string" calcext:value-type="string">
            <text:p>homo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1">
          <table:table-cell office:value-type="string" calcext:value-type="string">
            <text:p>hemi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1">
          <table:table-cell office:value-type="string" calcext:value-type="string">
            <text:p>hemi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ficuco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1">
          <table:table-cell office:value-type="string" calcext:value-type="string">
            <text:p>hemi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omo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1">
          <table:table-cell office:value-type="string" calcext:value-type="string">
            <text:p>hemi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3:11:11.9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36S</meta:editing-duration>
    <meta:editing-cycles>12</meta:editing-cycles>
    <meta:generator>LibreOffice/5.1.2.2$Windows_x86 LibreOffice_project/d3bf12ecb743fc0d20e0be0c58ca359301eb705f</meta:generator>
    <dc:date>2018-01-09T13:33:58.465000000</dc:date>
    <meta:document-statistic meta:table-count="3" meta:cell-count="3096" meta:object-count="0"/>
    <meta:user-defined meta:name="Info 1"/>
    <meta:user-defined meta:name="Info 2"/>
    <meta:user-defined meta:name="Info 3"/>
    <meta:user-defined meta:name="Info 4"/>
  </office:meta>
</office:document-meta>
</file>